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3T14:28:00" calcext:value-type="date">
            <text:p>23/04/2020 14:28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3T14:28:00" calcext:value-type="date">
            <text:p>23/04/2020 14:28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3T14:35:00" calcext:value-type="date">
            <text:p>23/04/2020 14:3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26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3T14:36:11.350783400</dc:date>
    <meta:editing-duration>P10DT17M48S</meta:editing-duration>
    <meta:editing-cycles>72</meta:editing-cycles>
    <meta:generator>LibreOffice/6.1.6.3$Linux_X86_64 LibreOffice_project/10$Build-3</meta:generator>
    <meta:document-statistic meta:table-count="8" meta:cell-count="4797" meta:object-count="0"/>
  </office:meta>
</office:document-meta>
</file>